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Heading_20_1" style:master-page-name="Standard">
      <style:paragraph-properties style:page-number="auto"/>
    </style:style>
    <style:style style:name="T1" style:family="text">
      <style:text-properties fo:language="de" fo:country="D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stall WinPro PC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stall WinPro PC</text:p>
          </text:index-title>
          <text:p text:style-name="P2">History<text:tab/>1</text:p>
          <text:p text:style-name="P3">V 0.1.0 30.sep.2023<text:tab/>1</text:p>
          <text:p text:style-name="P2">Intro<text:tab/>1</text:p>
          <text:p text:style-name="P3">Goal<text:tab/>1</text:p>
          <text:p text:style-name="P3">User<text:tab/>1</text:p>
          <text:p text:style-name="P2">Additional Setup<text:tab/>1</text:p>
          <text:p text:style-name="P2">Future<text:tab/>2</text:p>
          <text:p text:style-name="P2">Links<text:tab/>3</text:p>
          <text:p text:style-name="P3">Culture<text:tab/>3</text:p>
          <text:p text:style-name="P3">Profiles<text:tab/>3</text:p>
          <text:p text:style-name="P3">Other<text:tab/>3</text:p>
        </text:index-body>
      </text:table-of-content>
      <text:h text:style-name="Heading_20_1" text:outline-level="1">History</text:h>
      <text:h text:style-name="Heading_20_2" text:outline-level="2">V 0.1.2 01.oct.2023</text:h>
      <text:p text:style-name="Text_20_body">ReDo with fresh installation</text:p>
      <text:h text:style-name="Heading_20_2" text:outline-level="2">V 0.1.0 30.sep.2023</text:h>
      <text:p text:style-name="Text_20_body">First Creation</text:p>
      <text:h text:style-name="Heading_20_1" text:outline-level="1">Intro</text:h>
      <text:h text:style-name="Heading_20_2" text:outline-level="2">Goal</text:h>
      <text:p text:style-name="Text_20_body">*</text:p>
      <text:h text:style-name="Heading_20_2" text:outline-level="2">Install</text:h>
      <text:p text:style-name="Text_20_body">Disable all trackings</text:p>
      <text:p text:style-name="Text_20_body">Offline Account</text:p>
      <text:p text:style-name="Text_20_body">Primary USER: aekarina / zkflsk0411</text:p>
      <text:p text:style-name="Text_20_body">Administrator: aekarina / zkflsk0411</text:p>
      <text:p text:style-name="Text_20_body"/>
      <text:p text:style-name="Text_20_body"/>
      <text:h text:style-name="Heading_20_2" text:outline-level="2">After First Boot</text:h>
      <text:p text:style-name="Text_20_body">Disable:</text:p>
      <text:p text:style-name="Text_20_body">Search<text:line-break/>Taskman<text:line-break/><text:soft-page-break/>Shop<text:line-break/>Mail</text:p>
      <text:p text:style-name="Text_20_body">TaskBar: Show ALL Icons</text:p>
      <text:p text:style-name="Text_20_body"/>
      <text:h text:style-name="Heading_20_2" text:outline-level="2">User</text:h>
      <text:p text:style-name="P1">Win-I <text:s/>-&gt; Systemsteuerung<text:line-break/>System -&gt; Remotedesktop<text:line-break/>Aktivieren <text:s text:c="2"/></text:p>
      <text:p text:style-name="Text_20_body">From here RDP is possible</text:p>
      <text:p text:style-name="Text_20_body">Add Second Stansdard User</text:p>
      <text:p text:style-name="Text_20_body"><text:span text:style-name="T1">Win-I <text:s/>-&gt; Systemsteuerung<text:line-break/>Accounts<text:line-break/>Family and others<text:line-break/>Add User<text:line-break/>Don't know ….<text:line-break/>Add without knowing …. without MS Account<text:line-break/><text:line-break/></text:span>Standard user: aegiselle / wlwpf1030</text:p>
      <text:p text:style-name="P1">Alle Sicherheitsfragen: 123456</text:p>
      <text:p text:style-name="P1"/>
      <text:p text:style-name="P1">All User as RDP Clients</text:p>
      <text:p text:style-name="P1">System -&gt; <text:s/>Remotedesktop → Select USER 4 RDP <text:s text:c="2"/><text:line-break/>Add: aegiselle<text:line-break/></text:p>
      <text:p text:style-name="P1">Rename PC<text:line-break/>System -&gt; Info <text:s text:c="2"/></text:p>
      <text:p text:style-name="P1">Rename PC: aekarina</text:p>
      <text:p text:style-name="P1">Restart PC</text:p>
      <text:h text:style-name="Heading_20_1" text:outline-level="1">Additional Setup</text:h>
      <text:p text:style-name="Text_20_body">Put Kamera on Taskbar</text:p>
      <text:p text:style-name="P1">Control Panel aufrufen:</text:p>
      <text:p text:style-name="Text_20_body"><text:span text:style-name="T1">Win-R -&gt; </text:span><text:s/><text:span text:style-name="T1">control<text:line-break/>Programs -&gt; <text:s/>Programs and Features -&gt; W</text:span>indows Options</text:p>
      <text:p text:style-name="Text_20_body">Activate</text:p>
      <text:p text:style-name="Text_20_body">Telnet Client</text:p>
      <text:p text:style-name="Text_20_body">tftp</text:p>
      <text:p text:style-name="Text_20_body"><text:soft-page-break/>Important: disable Power Save</text:p>
      <text:p text:style-name="Text_20_body">System -&gt; Power Save<text:line-break/>Both: never <text:s/></text:p>
      <text:h text:style-name="Heading_20_1" text:outline-level="1">Future</text:h>
      <text:p text:style-name="P1">Run jenkins here</text:p>
      <text:p text:style-name="P1">Oscilloscope</text:p>
      <text:p text:style-name="P1">CAN Monitor</text:p>
      <text:p text:style-name="P1"/>
      <text:h text:style-name="P4" text:outline-level="1">Links</text:h>
      <text:h text:style-name="Heading_20_2" text:outline-level="2">Culture</text:h>
      <text:p text:style-name="Text_20_body"/>
      <text:h text:style-name="Heading_20_2" text:outline-level="2">Profiles</text:h>
      <text:p text:style-name="Text_20_body"/>
      <text:p text:style-name="Text_20_body"/>
      <text:p text:style-name="Text_20_body"/>
      <text:h text:style-name="Heading_20_2" text:outline-level="2">Other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DevStation_installWinPc.odt</text:file-name><text:tab/><text:tab/><text:date style:data-style-name="N75" text:date-value="2023-10-01T12:31:43.19">Oct 1, 2023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3-10-01T12:31:43.17</dc:date>
    <meta:editing-duration>PT5H59M38S</meta:editing-duration>
    <meta:editing-cycles>101</meta:editing-cycles>
    <meta:generator>OpenOffice/4.1.14$Win32 OpenOffice.org_project/4114m1$Build-9811</meta:generator>
    <meta:document-statistic meta:table-count="0" meta:image-count="0" meta:object-count="0" meta:page-count="4" meta:paragraph-count="59" meta:word-count="195" meta:character-count="1204"/>
  </office:meta>
</office:document-meta>
</file>